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entspils">
            <text:p>Ventspils</text:p>
          </table:table-cell>
          <table:table-cell office:value-type="string" office:value="radiocarbon">
            <text:p>radiocarbon</text:p>
          </table:table-cell>
          <table:table-cell office:value-type="string" office:value="Tln-3465">
            <text:p>Tln-3465</text:p>
          </table:table-cell>
          <table:table-cell office:value-type="float" office:value="57.14">
            <text:p>57.14</text:p>
          </table:table-cell>
          <table:table-cell office:value-type="float" office:value="21.55">
            <text:p>21.55</text:p>
          </table:table-cell>
          <table:table-cell office:value-type="float" office:value="8873.0">
            <text:p>8873.0</text:p>
          </table:table-cell>
          <table:table-cell office:value-type="float" office:value="75.0">
            <text:p>75.0</text:p>
          </table:table-cell>
          <table:table-cell office:value-type="string" office:value="hazel pile">
            <text:p>hazel pil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57">
            <text:p>4.57</text:p>
          </table:table-cell>
          <table:table-cell office:value-type="float" office:value="0.03605551275463989">
            <text:p>0.03605551275463989</text:p>
          </table:table-cell>
          <table:table-cell office:value-type="float" office:value="0.03605551275463989">
            <text:p>0.03605551275463989</text:p>
          </table:table-cell>
          <table:table-cell office:value-type="string" office:value="BerzinsEtal2016,RosentauEtal2021">
            <text:p>BerzinsEtal2016,RosentauEtal2021</text:p>
          </table:table-cell>
        </table:table-row>
        <table:table-row>
          <table:table-cell office:value-type="string" office:value="Ventspils">
            <text:p>Ventspils</text:p>
          </table:table-cell>
          <table:table-cell office:value-type="string" office:value="radiocarbon">
            <text:p>radiocarbon</text:p>
          </table:table-cell>
          <table:table-cell office:value-type="string" office:value="LE-899">
            <text:p>LE-899</text:p>
          </table:table-cell>
          <table:table-cell office:value-type="float" office:value="57.11">
            <text:p>57.11</text:p>
          </table:table-cell>
          <table:table-cell office:value-type="float" office:value="21.46">
            <text:p>21.46</text:p>
          </table:table-cell>
          <table:table-cell office:value-type="float" office:value="7680.0">
            <text:p>768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17">
            <text:p>3.17</text:p>
          </table:table-cell>
          <table:table-cell office:value-type="float" office:value="0.5042816673249187">
            <text:p>0.5042816673249187</text:p>
          </table:table-cell>
          <table:table-cell office:value-type="float" office:value="0.5026927491022722">
            <text:p>0.5026927491022722</text:p>
          </table:table-cell>
          <table:table-cell office:value-type="string" office:value="MurnieceEtal1999,RosentauEtal2021">
            <text:p>MurnieceEtal1999,RosentauEtal2021</text:p>
          </table:table-cell>
        </table:table-row>
        <table:table-row>
          <table:table-cell office:value-type="string" office:value="Ventspils">
            <text:p>Ventspils</text:p>
          </table:table-cell>
          <table:table-cell office:value-type="string" office:value="radiocarbon">
            <text:p>radiocarbon</text:p>
          </table:table-cell>
          <table:table-cell office:value-type="string" office:value="LE-900">
            <text:p>LE-900</text:p>
          </table:table-cell>
          <table:table-cell office:value-type="float" office:value="57.11">
            <text:p>57.11</text:p>
          </table:table-cell>
          <table:table-cell office:value-type="float" office:value="21.46">
            <text:p>21.46</text:p>
          </table:table-cell>
          <table:table-cell office:value-type="float" office:value="7860.0">
            <text:p>78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77">
            <text:p>2.77</text:p>
          </table:table-cell>
          <table:table-cell office:value-type="float" office:value="0.5051732376126036">
            <text:p>0.5051732376126036</text:p>
          </table:table-cell>
          <table:table-cell office:value-type="float" office:value="0.5026927491022722">
            <text:p>0.5026927491022722</text:p>
          </table:table-cell>
          <table:table-cell office:value-type="string" office:value="MurnieceEtal1999,RosentauEtal2021">
            <text:p>MurnieceEtal1999,RosentauEtal2021</text:p>
          </table:table-cell>
        </table:table-row>
        <table:table-row>
          <table:table-cell office:value-type="string" office:value="Ventspils">
            <text:p>Ventspils</text:p>
          </table:table-cell>
          <table:table-cell office:value-type="string" office:value="radiocarbon">
            <text:p>radiocarbon</text:p>
          </table:table-cell>
          <table:table-cell office:value-type="string" office:value="LE-901">
            <text:p>LE-901</text:p>
          </table:table-cell>
          <table:table-cell office:value-type="float" office:value="57.11">
            <text:p>57.11</text:p>
          </table:table-cell>
          <table:table-cell office:value-type="float" office:value="21.46">
            <text:p>21.46</text:p>
          </table:table-cell>
          <table:table-cell office:value-type="float" office:value="8900.0">
            <text:p>890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17">
            <text:p>2.17</text:p>
          </table:table-cell>
          <table:table-cell office:value-type="float" office:value="0.5062608023538856">
            <text:p>0.5062608023538856</text:p>
          </table:table-cell>
          <table:table-cell office:value-type="float" office:value="0.5026927491022722">
            <text:p>0.5026927491022722</text:p>
          </table:table-cell>
          <table:table-cell office:value-type="string" office:value="MurnieceEtal1999,RosentauEtal2021">
            <text:p>MurnieceEtal1999,RosentauEtal2021</text:p>
          </table:table-cell>
        </table:table-row>
        <table:table-row>
          <table:table-cell office:value-type="string" office:value="Ventspils">
            <text:p>Ventspils</text:p>
          </table:table-cell>
          <table:table-cell office:value-type="string" office:value="radiocarbon">
            <text:p>radiocarbon</text:p>
          </table:table-cell>
          <table:table-cell office:value-type="string" office:value="Tln-706">
            <text:p>Tln-706</text:p>
          </table:table-cell>
          <table:table-cell office:value-type="float" office:value="57.45">
            <text:p>57.45</text:p>
          </table:table-cell>
          <table:table-cell office:value-type="float" office:value="21.6">
            <text:p>21.6</text:p>
          </table:table-cell>
          <table:table-cell office:value-type="float" office:value="9440.0">
            <text:p>9440.0</text:p>
          </table:table-cell>
          <table:table-cell office:value-type="float" office:value="90.0">
            <text:p>90.0</text:p>
          </table:table-cell>
          <table:table-cell office:value-type="string" office:value="shells">
            <text:p>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87">
            <text:p>2.87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Veinbergs1996,RosentauEtal2021">
            <text:p>Veinbergs1996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